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, Arial, freesans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left="1.205cm" fo:margin-right="1.132cm" fo:text-align="center" style:justify-single-word="false" fo:text-indent="0cm" style:auto-text-indent="false"/>
      <style:text-properties officeooo:paragraph-rsid="001886a9"/>
    </style:style>
    <style:style style:name="P2" style:family="paragraph" style:parent-style-name="Standard">
      <style:paragraph-properties fo:margin-left="11.776cm" fo:margin-right="0cm" fo:text-align="end" style:justify-single-word="false" fo:text-indent="0cm" style:auto-text-indent="false"/>
      <style:text-properties officeooo:paragraph-rsid="001886a9"/>
    </style:style>
    <style:style style:name="P3" style:family="paragraph" style:parent-style-name="Text_20_body">
      <style:paragraph-properties fo:margin-left="11.776cm" fo:margin-right="0cm" fo:text-align="end" style:justify-single-word="false" fo:text-indent="0cm" style:auto-text-indent="false"/>
      <style:text-properties officeooo:paragraph-rsid="001886a9"/>
    </style:style>
    <style:style style:name="P4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Arial" fo:font-size="18pt" fo:font-weight="bold" officeooo:paragraph-rsid="001886a9" style:font-size-asian="18pt" style:font-weight-asian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5pt" officeooo:paragraph-rsid="001886a9" style:font-size-asian="15pt"/>
    </style:style>
    <style:style style:name="P6" style:family="paragraph" style:parent-style-name="Text_20_body">
      <style:paragraph-properties fo:margin-left="0cm" fo:margin-right="0cm" fo:margin-top="0.018cm" fo:margin-bottom="0cm" style:contextual-spacing="false" fo:text-align="end" style:justify-single-word="false" fo:text-indent="0cm" style:auto-text-indent="false"/>
      <style:text-properties style:font-name="Arial" fo:font-size="14.5pt" officeooo:paragraph-rsid="001886a9" style:font-size-asian="14.5pt"/>
    </style:style>
    <style:style style:name="P7" style:family="paragraph" style:parent-style-name="Text_20_body">
      <style:paragraph-properties fo:margin-left="0cm" fo:margin-right="0cm" fo:margin-top="0.019cm" fo:margin-bottom="0cm" style:contextual-spacing="false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/>
    </style:style>
    <style:style style:name="P9" style:family="paragraph" style:parent-style-name="Text_20_body">
      <style:paragraph-properties fo:margin-left="11.776cm" fo:margin-right="0cm" fo:text-align="end" style:justify-single-word="false" fo:text-indent="0cm" style:auto-text-indent="false"/>
      <style:text-properties fo:font-size="14pt" fo:font-weight="bold" officeooo:paragraph-rsid="001886a9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fo:font-weight="bold" officeooo:paragraph-rsid="001886a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1.776cm" fo:margin-right="0cm" fo:margin-top="0.002cm" fo:margin-bottom="0cm" style:contextual-spacing="false" fo:text-align="end" style:justify-single-word="false" fo:text-indent="0cm" style:auto-text-indent="false"/>
      <style:text-properties fo:font-size="14pt" fo:font-weight="bold" officeooo:rsid="001886a9" officeooo:paragraph-rsid="001886a9" style:font-size-asian="14pt" style:font-weight-asian="bold" style:font-size-complex="14pt"/>
    </style:style>
    <style:style style:name="P12" style:family="paragraph" style:parent-style-name="Standard">
      <style:paragraph-properties fo:margin-left="11.776cm" fo:margin-right="0cm" fo:margin-top="0.002cm" fo:margin-bottom="0cm" style:contextual-spacing="false" fo:text-align="end" style:justify-single-word="false" fo:text-indent="0cm" style:auto-text-indent="false"/>
      <style:text-properties fo:font-size="14pt" officeooo:paragraph-rsid="001886a9" style:font-size-asian="14pt" style:font-size-complex="14pt"/>
    </style:style>
    <style:style style:name="P13" style:family="paragraph" style:parent-style-name="Standard">
      <style:paragraph-properties fo:margin-left="1.205cm" fo:margin-right="1.132cm" fo:text-align="center" style:justify-single-word="false" fo:text-indent="0cm" style:auto-text-indent="false"/>
      <style:text-properties fo:color="#212121" loext:opacity="100%" style:font-name="Arial" fo:font-size="18pt" fo:font-weight="bold" officeooo:paragraph-rsid="001886a9" style:font-size-asian="18pt" style:font-weight-asian="bold"/>
    </style:style>
    <style:style style:name="P14" style:family="paragraph" style:parent-style-name="Heading_20_2">
      <style:paragraph-properties fo:text-align="center" style:justify-single-word="false"/>
      <style:text-properties officeooo:paragraph-rsid="001886a9"/>
    </style:style>
    <style:style style:name="P15" style:family="paragraph" style:parent-style-name="Heading_20_2">
      <style:text-properties officeooo:rsid="0024f118" officeooo:paragraph-rsid="0024f118"/>
    </style:style>
    <style:style style:name="P16" style:family="paragraph" style:parent-style-name="Heading_20_3">
      <style:paragraph-properties fo:text-align="center" style:justify-single-word="false"/>
      <style:text-properties officeooo:paragraph-rsid="001886a9"/>
    </style:style>
    <style:style style:name="P17" style:family="paragraph" style:parent-style-name="Heading_20_3">
      <style:text-properties officeooo:paragraph-rsid="0024f118"/>
    </style:style>
    <style:style style:name="P18" style:family="paragraph" style:parent-style-name="Heading_20_3">
      <style:text-properties officeooo:rsid="0024f118" officeooo:paragraph-rsid="0024f118"/>
    </style:style>
    <style:style style:name="P19" style:family="paragraph" style:parent-style-name="Heading_20_4">
      <style:text-properties officeooo:rsid="0024f118" officeooo:paragraph-rsid="0024f118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24f118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4pt" officeooo:paragraph-rsid="001886a9" style:font-size-asian="14pt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rsid="0024f118" officeooo:paragraph-rsid="0024f118" style:font-size-asian="14pt" style:font-size-complex="14pt"/>
    </style:style>
    <style:style style:name="P24" style:family="paragraph" style:parent-style-name="Standard" style:list-style-name="L3">
      <style:text-properties fo:font-size="14pt" officeooo:rsid="0024f118" officeooo:paragraph-rsid="0024f118" style:font-size-asian="14pt" style:font-size-complex="14pt"/>
    </style:style>
    <style:style style:name="P25" style:family="paragraph" style:parent-style-name="Standard" style:list-style-name="L2">
      <style:text-properties fo:font-size="14pt" style:font-size-asian="14pt" style:font-size-complex="14pt"/>
    </style:style>
    <style:style style:name="P26" style:family="paragraph" style:parent-style-name="Text_20_body">
      <style:text-properties officeooo:rsid="0024f118" officeooo:paragraph-rsid="0024f118"/>
    </style:style>
    <style:style style:name="P27" style:family="paragraph" style:parent-style-name="Text_20_body" style:list-style-name="L1">
      <style:text-properties officeooo:rsid="0024f118" officeooo:paragraph-rsid="0024f118"/>
    </style:style>
    <style:style style:name="P28" style:family="paragraph" style:parent-style-name="Text_20_body" style:list-style-name="L4">
      <style:text-properties officeooo:rsid="0024f118" officeooo:paragraph-rsid="0024f118"/>
    </style:style>
    <style:style style:name="P29" style:family="paragraph" style:parent-style-name="Text_20_body" style:list-style-name="L6">
      <style:text-properties officeooo:rsid="0024f118" officeooo:paragraph-rsid="0024f118"/>
    </style:style>
    <style:style style:name="P30" style:family="paragraph" style:parent-style-name="Text_20_body" style:list-style-name="L7">
      <style:text-properties officeooo:rsid="0024f118" officeooo:paragraph-rsid="0024f118"/>
    </style:style>
    <style:style style:name="P31" style:family="paragraph" style:parent-style-name="Text_20_body">
      <style:text-properties officeooo:paragraph-rsid="0024f118"/>
    </style:style>
    <style:style style:name="P32" style:family="paragraph" style:parent-style-name="Text_20_body" style:list-style-name="L5">
      <style:text-properties officeooo:paragraph-rsid="0024f118"/>
    </style:style>
    <style:style style:name="P33" style:family="paragraph" style:parent-style-name="Text_20_body" style:list-style-name="L7">
      <style:text-properties officeooo:paragraph-rsid="0024f118"/>
    </style:style>
    <style:style style:name="P34" style:family="paragraph" style:parent-style-name="Text_20_body" style:list-style-name="L1">
      <style:text-properties officeooo:paragraph-rsid="0024f118"/>
    </style:style>
    <style:style style:name="T1" style:family="text">
      <style:text-properties officeooo:rsid="0003fab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86a9" style:font-size-asian="14pt" style:font-size-complex="14pt"/>
    </style:style>
    <style:style style:name="T4" style:family="text">
      <style:text-properties fo:font-size="14pt" officeooo:rsid="0024f118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8957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4f118" style:font-size-asian="14pt" style:font-weight-asian="bold" style:font-size-complex="14pt" style:font-weight-complex="bold"/>
    </style:style>
    <style:style style:name="T8" style:family="text">
      <style:text-properties fo:color="#212121" loext:opacity="100%" style:font-name="Arial" fo:font-size="18pt" fo:font-weight="bold" style:font-size-asian="18pt" style:font-weight-asian="bold"/>
    </style:style>
    <style:style style:name="T9" style:family="text">
      <style:text-properties fo:color="#212121" loext:opacity="100%" style:font-name="Arial" fo:font-size="18pt" fo:font-weight="bold" officeooo:rsid="002355dc" style:font-size-asian="18pt" style:font-weight-asian="bold"/>
    </style:style>
    <style:style style:name="T10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officeooo:rsid="0024f118"/>
    </style:style>
    <style:style style:name="T12" style:family="text">
      <style:text-properties fo:color="#1c1c1c" loext:opacity="100%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УНИВЕРСИТЕТ ИТМО</text:h>
      <text:h text:style-name="P16" text:outline-level="3">Факультет <text:span text:style-name="T1">ПИИКТ</text:span></text:h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8">Отчёт по лабораторной работе №</text:span><text:span text:style-name="T9">2</text:span></text:p>
      <text:p text:style-name="P13">по дисциплине «<text:span text:style-name="T11">Низкоуровневое програмирование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2">Выполнил: </text:p>
      <text:p text:style-name="P11">Чулаков К. Ф.</text:p>
      <text:p text:style-name="P7"/>
      <text:p text:style-name="P2"><text:span text:style-name="T2">Группа: </text:span><text:span text:style-name="T5">Р33102</text:span></text:p>
      <text:p text:style-name="P8"/>
      <text:p text:style-name="P3"><text:span text:style-name="T2">Преподавател</text:span><text:span text:style-name="T3">ь</text:span><text:span text:style-name="T2">:<text:line-break/></text:span><text:span text:style-name="T7">Кореньков</text:span><text:span text:style-name="T6"> </text:span><text:span text:style-name="T7">Ю. Д</text:span><text:span text:style-name="T6">.</text:span></text:p>
      <text:p text:style-name="P9"/>
      <text:p text:style-name="P10"/>
      <text:p text:style-name="P9"/>
      <text:p text:style-name="P9"/>
      <text:p text:style-name="P21">Санкт-Петербург 2022 г.</text:p>
      <text:p text:style-name="Standard"/>
      <text:h text:style-name="P15" text:outline-level="2"><text:soft-page-break/>Задание:</text:h>
      <text:p text:style-name="P22">Использовать средство синтаксического анализа по выбору, реализовать модуль для разбора некоторого достаточного подмножества языка запросов по выбору в соответствии с вариантом формы данных. Должна быть обеспечена возможность описания команд создания, выборки, модификации и удаления элементов данных.</text:p>
      <text:p text:style-name="P22"><text:tab/></text:p>
      <text:h text:style-name="Heading_20_3" text:outline-level="3"><text:span text:style-name="T11">Вариант:</text:span></text:h>
      <text:list xml:id="list2179547663" text:style-name="L3">
        <text:list-header>
          <text:p text:style-name="P24"><text:span text:style-name="T12">Вариант: 7 (MongoShell)</text:span></text:p>
        </text:list-header>
        <text:list-item>
          <text:p text:style-name="P24"><text:a xlink:type="simple" xlink:href="https://www.mongodb.com/docs/manual/reference/method/" text:style-name="Internet_20_link" text:visited-style-name="Visited_20_Internet_20_Link"><text:span text:style-name="T14">https://www.mongodb.com/docs/manual/reference/method/</text:span></text:a></text:p>
        </text:list-item>
        <text:list-item>
          <text:p text:style-name="P24"><text:a xlink:type="simple" xlink:href="https://www.mongodb.com/docs/manual/tutorial/query-documents/#specify-or-conditions" text:style-name="Internet_20_link" text:visited-style-name="Visited_20_Internet_20_Link"><text:span text:style-name="T13">https://www.mongodb.com/docs/manual/tutorial/query-documents/#specify-or-conditions</text:span></text:a></text:p>
        </text:list-item>
      </text:list>
      <text:p text:style-name="P23"><text:span text:style-name="T10"/></text:p>
      <text:h text:style-name="Heading_20_3" text:outline-level="3">Порядок выполнения:</text:h>
      <text:list text:style-name="L2">
        <text:list-item>
          <text:p text:style-name="P25">Изучить выбранное средство синтаксического анализа</text:p>
        </text:list-item>
        <text:list-item>
          <text:p text:style-name="P25">Изучить синтаксис языка запросов и записать спецификацию для средства синтаксического анализа</text:p>
        </text:list-item>
        <text:list-item>
          <text:p text:style-name="P25">Реализовать модуль, использующий средство синтаксического анализа для разбора языка запросов</text:p>
        </text:list-item>
        <text:list-item>
          <text:p text:style-name="P25">Реализовать тестовую программу для демонстрации работоспособности созданного модуля, принимающую на стандартный ввод текст запроса и выводящую на стандартный вывод результирующее дерево разбора или сообщение об ошибке</text:p>
        </text:list-item>
        <text:list-item>
          <text:p text:style-name="P25">Результаты тестирования представить в виде отчёта</text:p>
        </text:list-item>
      </text:list>
      <text:p text:style-name="P22"/>
      <text:h text:style-name="P15" text:outline-level="2">Использованные инструменты:</text:h>
      <text:list xml:id="list781286997" text:style-name="L1">
        <text:list-item>
          <text:p text:style-name="P27">Flex</text:p>
        </text:list-item>
        <text:list-item>
          <text:p text:style-name="P27">Bison</text:p>
        </text:list-item>
        <text:list-item>
          <text:p text:style-name="P34"><text:span text:style-name="T11">Make</text:span></text:p>
        </text:list-item>
        <text:list-item>
          <text:p text:style-name="P34"><text:span text:style-name="T15">Valgrind</text:span></text:p>
        </text:list-item>
      </text:list>
      <text:p text:style-name="P22"/>
      <text:h text:style-name="P15" text:outline-level="2">Особенности реализации:</text:h>
      <text:list xml:id="list2235148713" text:style-name="L4">
        <text:list-item>
          <text:p text:style-name="P28">Не были поддержаны дополнительные аргументы функций запросов (например, justOne для find)</text:p>
        </text:list-item>
        <text:list-item>
          <text:p text:style-name="P28">Часть функций были переименованы или убраны из реализованной специфиакции как исбыточные (x, xOne, xMany =&gt; <text:s/>x, xOne или xOne, xMany)</text:p>
        </text:list-item>
        <text:list-item>
          <text:p text:style-name="P28"><text:soft-page-break/>Указатели на поля вложенных документов реализованы только первым способ, указанным в спецификации mongoshell</text:p>
        </text:list-item>
      </text:list>
      <text:p text:style-name="P26"/>
      <text:h text:style-name="P18" text:outline-level="3">Операторы сравнения:</text:h>
      <text:list xml:id="list2595936414" text:style-name="L5">
        <text:list-item>
          <text:p text:style-name="P32">$eq - Matches all values that are equal to a specified value.</text:p>
        </text:list-item>
        <text:list-item>
          <text:p text:style-name="P32">$ne - Matches all values that are not equal to a specified value.</text:p>
        </text:list-item>
        <text:list-item>
          <text:p text:style-name="P32">$gt - Matches numeric values that are greater than a specified value.</text:p>
        </text:list-item>
        <text:list-item>
          <text:p text:style-name="P32">$gte - Matches numeric values that are greater than or equal to a specified value.</text:p>
        </text:list-item>
        <text:list-item>
          <text:p text:style-name="P32">$lt - Matches numeric values that are less than a specified value.</text:p>
        </text:list-item>
        <text:list-item>
          <text:p text:style-name="P32">$lte - Matches numeric values that are less than or equal to a specified value.</text:p>
        </text:list-item>
        <text:list-item>
          <text:p text:style-name="P32">$regex - Matches string values that match pattern</text:p>
        </text:list-item>
      </text:list>
      <text:h text:style-name="Heading_20_3" text:outline-level="3"><text:span text:style-name="T11">Условия</text:span>:</text:h>
      <text:list xml:id="list180447458422489" text:continue-numbering="true" text:style-name="L5">
        <text:list-item>
          <text:p text:style-name="P32"><text:span text:style-name="T11">$or, $and</text:span></text:p>
        </text:list-item>
      </text:list>
      <text:h text:style-name="Heading_20_3" text:outline-level="3">Операции над схемой: </text:h>
      <text:p text:style-name="P26"><text:tab/>db</text:p>
      <text:list xml:id="list2515237123" text:style-name="L6">
        <text:list-item>
          <text:p text:style-name="P29">.createCollection($collection, $schema)</text:p>
        </text:list-item>
        <text:list-item>
          <text:p text:style-name="P29">.getCollection(query criteria)</text:p>
        </text:list-item>
        <text:list-item>
          <text:p text:style-name="P29">.dropDatabase()</text:p>
        </text:list-item>
      </text:list>
      <text:p text:style-name="P26"/>
      <text:h text:style-name="Heading_20_3" text:outline-level="3">Операции над данными</text:h>
      <text:p text:style-name="P26"><text:tab/>db.collection</text:p>
      <text:list text:style-name="L7">
        <text:list-item>
          <text:p text:style-name="P30">.count(query criteria)</text:p>
        </text:list-item>
        <text:list-item>
          <text:p text:style-name="P30">.find(query criteria)</text:p>
        </text:list-item>
        <text:list-item>
          <text:p text:style-name="P30">.findOne(query criteria)</text:p>
        </text:list-item>
        <text:list-item>
          <text:p text:style-name="P30">.insertOne(document)</text:p>
        </text:list-item>
        <text:list-item>
          <text:p text:style-name="P30">.insertMany([document, ...])</text:p>
        </text:list-item>
        <text:list-item>
          <text:p text:style-name="P30">.remove(query criteria)</text:p>
        </text:list-item>
        <text:list-item>
          <text:p text:style-name="P30">.removeOne(query criteria)</text:p>
        </text:list-item>
        <text:list-item>
          <text:p text:style-name="P33"><text:span text:style-name="T11">.update(query criteria, update/document)</text:span></text:p>
        </text:list-item>
      </text:list>
      <text:h text:style-name="P17" text:outline-level="3"><text:soft-page-break/><text:span text:style-name="T11">Примеры:</text:span></text:h>
      <text:p text:style-name="P31"/>
      <text:h text:style-name="P19" text:outline-level="4">Find</text:h>
      <text:p text:style-name="P31">INPUT:</text:p>
      <text:p text:style-name="P31">db.inventory.find( { status: "A", qty: { $lt: 30 } } ).limit(5);</text:p>
      <text:p text:style-name="P31"/>
      <text:p text:style-name="P31">OUTPUT:</text:p>
      <text:p text:style-name="P31">find:</text:p>
      <text:p text:style-name="P31"><text:tab/>limit: 5</text:p>
      <text:p text:style-name="P31"><text:tab/>collection: inventory</text:p>
      <text:p text:style-name="P31"><text:tab/>criteria:</text:p>
      <text:p text:style-name="P31"><text:tab/><text:tab/>field_criteria:</text:p>
      <text:p text:style-name="P31"><text:tab/><text:tab/><text:tab/>field: status</text:p>
      <text:p text:style-name="P31"><text:tab/><text:tab/><text:tab/>op: equal</text:p>
      <text:p text:style-name="P31"><text:tab/><text:tab/><text:tab/>value: "A"</text:p>
      <text:p text:style-name="P31"><text:tab/><text:tab/>field_criteria:</text:p>
      <text:p text:style-name="P31"><text:tab/><text:tab/><text:tab/>field: qty</text:p>
      <text:p text:style-name="P31"><text:tab/><text:tab/><text:tab/>op: less</text:p>
      <text:p text:style-name="P31"><text:tab/><text:tab/><text:tab/>value: 30</text:p>
      <text:p text:style-name="P31"/>
      <text:h text:style-name="P19" text:outline-level="4">Update</text:h>
      <text:p text:style-name="P31">INPUT:</text:p>
      <text:p text:style-name="P31">db.listingsAndReviews.update(</text:p>
      <text:p text:style-name="P31"><text:s text:c="2"/>{ security_deposit: { $lt: 100 } },</text:p>
      <text:p text:style-name="P31"><text:s text:c="2"/>{</text:p>
      <text:p text:style-name="P31"><text:s text:c="4"/>$set: { security_deposit: 100, minimum_nights: 1 }</text:p>
      <text:p text:style-name="P31"><text:s text:c="2"/>}</text:p>
      <text:p text:style-name="P31">);</text:p>
      <text:p text:style-name="P31"/>
      <text:p text:style-name="P31"><text:soft-page-break/>OUTPUT:</text:p>
      <text:p text:style-name="P31">update:</text:p>
      <text:p text:style-name="P31"><text:tab/>collection: listingsAndReviews</text:p>
      <text:p text:style-name="P31"><text:tab/>criteria:</text:p>
      <text:p text:style-name="P31"><text:tab/><text:tab/>field_criteria:</text:p>
      <text:p text:style-name="P31"><text:tab/><text:tab/><text:tab/>field: security_deposit</text:p>
      <text:p text:style-name="P31"><text:tab/><text:tab/><text:tab/>op: less</text:p>
      <text:p text:style-name="P31"><text:tab/><text:tab/><text:tab/>value:</text:p>
      <text:p text:style-name="P31"><text:tab/><text:tab/><text:tab/><text:tab/>type: int32</text:p>
      <text:p text:style-name="P31"><text:tab/><text:tab/><text:tab/><text:tab/>val: 100</text:p>
      <text:p text:style-name="P31"><text:tab/>document:</text:p>
      <text:p text:style-name="P31"><text:tab/><text:tab/>element:</text:p>
      <text:p text:style-name="P31"><text:tab/><text:tab/><text:tab/>field: security_deposit</text:p>
      <text:p text:style-name="P31"><text:tab/><text:tab/><text:tab/>value:</text:p>
      <text:p text:style-name="P31"><text:tab/><text:tab/><text:tab/><text:tab/>type: int32</text:p>
      <text:p text:style-name="P31"><text:tab/><text:tab/><text:tab/><text:tab/>val: 100</text:p>
      <text:p text:style-name="P31"><text:tab/><text:tab/>element:</text:p>
      <text:p text:style-name="P31"><text:tab/><text:tab/><text:tab/>field: minimum_nights</text:p>
      <text:p text:style-name="P31"><text:tab/><text:tab/><text:tab/>value:</text:p>
      <text:p text:style-name="P31"><text:tab/><text:tab/><text:tab/><text:tab/>type: int32</text:p>
      <text:p text:style-name="P31"><text:tab/><text:tab/><text:tab/><text:tab/>val: 1</text:p>
      <text:h text:style-name="Heading_20_4" text:outline-level="4"><text:span text:style-name="T11">Комбинации</text:span> услови<text:span text:style-name="T11">й</text:span>:</text:h>
      <text:p text:style-name="Text_20_body">INPUT:</text:p>
      <text:p text:style-name="Text_20_body">db.movies.find( {</text:p>
      <text:p text:style-name="Text_20_body"><text:s text:c="5"/>year: 2010,</text:p>
      <text:p text:style-name="Text_20_body"><text:s text:c="5"/>$or: [ {</text:p>
      <text:p text:style-name="Text_20_body"><text:s text:c="7"/>year: 2010,</text:p>
      <text:p text:style-name="Text_20_body"><text:s text:c="7"/>$or: [ { "awards.wins": { $gte: 5 } }, { genres: "Drama" } ]</text:p>
      <text:p text:style-name="P31"><text:s text:c="5"/>}, { genres: "Drama" } </text:p>
      <text:p text:style-name="P31"><text:soft-page-break/>]} );</text:p>
      <text:p text:style-name="Text_20_body"/>
      <text:p text:style-name="Text_20_body">OUTPUT:</text:p>
      <text:p text:style-name="Text_20_body">find:</text:p>
      <text:p text:style-name="Text_20_body"><text:tab/>collection: movies</text:p>
      <text:p text:style-name="Text_20_body"><text:tab/>criteria:</text:p>
      <text:p text:style-name="Text_20_body"><text:tab/><text:tab/>field_criteria:</text:p>
      <text:p text:style-name="Text_20_body"><text:tab/><text:tab/><text:tab/>field: year</text:p>
      <text:p text:style-name="Text_20_body"><text:tab/><text:tab/><text:tab/>op: equal</text:p>
      <text:p text:style-name="Text_20_body"><text:tab/><text:tab/><text:tab/>value:</text:p>
      <text:p text:style-name="Text_20_body"><text:tab/><text:tab/><text:tab/><text:tab/>type: int32</text:p>
      <text:p text:style-name="Text_20_body"><text:tab/><text:tab/><text:tab/><text:tab/>val: 2010</text:p>
      <text:p text:style-name="Text_20_body"><text:tab/><text:tab/>operator_criteria:</text:p>
      <text:p text:style-name="Text_20_body"><text:tab/><text:tab/><text:tab/>operator: or</text:p>
      <text:p text:style-name="Text_20_body"><text:tab/><text:tab/><text:tab/>criteria:</text:p>
      <text:p text:style-name="Text_20_body"><text:tab/><text:tab/><text:tab/><text:tab/>field_criteria:</text:p>
      <text:p text:style-name="Text_20_body"><text:tab/><text:tab/><text:tab/><text:tab/><text:tab/>field: year</text:p>
      <text:p text:style-name="Text_20_body"><text:tab/><text:tab/><text:tab/><text:tab/><text:tab/>op: equal</text:p>
      <text:p text:style-name="Text_20_body"><text:tab/><text:tab/><text:tab/><text:tab/><text:tab/>value:</text:p>
      <text:p text:style-name="Text_20_body"><text:tab/><text:tab/><text:tab/><text:tab/><text:tab/><text:tab/>type: int32</text:p>
      <text:p text:style-name="Text_20_body"><text:tab/><text:tab/><text:tab/><text:tab/><text:tab/><text:tab/>val: 2010</text:p>
      <text:p text:style-name="Text_20_body"><text:tab/><text:tab/><text:tab/><text:tab/>field_criteria:</text:p>
      <text:p text:style-name="Text_20_body"><text:tab/><text:tab/><text:tab/><text:tab/><text:tab/>field: genres</text:p>
      <text:p text:style-name="Text_20_body"><text:tab/><text:tab/><text:tab/><text:tab/><text:tab/>op: equal</text:p>
      <text:p text:style-name="Text_20_body"><text:tab/><text:tab/><text:tab/><text:tab/><text:tab/>value:</text:p>
      <text:p text:style-name="Text_20_body"><text:tab/><text:tab/><text:tab/><text:tab/><text:tab/><text:tab/>type: string</text:p>
      <text:p text:style-name="Text_20_body"><text:tab/><text:tab/><text:tab/><text:tab/><text:tab/><text:tab/>val: "Drama"</text:p>
      <text:p text:style-name="P26"/>
      <text:p text:style-name="P31"/>
      <text:h text:style-name="Heading_20_2" text:outline-level="2"><text:soft-page-break/>Вывод:</text:h>
      <text:p text:style-name="P20"><text:span text:style-name="T2">Во время выполнения лабораторной работы познакомился с </text:span><text:span text:style-name="T4">инструментами синтаксического анализа и Valgrind, узнал об особенностях mongoshel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, Arial, freesans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8">
      <number:day/>
      <number:text>.</number:text>
      <number:month/>
    </number:date-style>
    <number:time-style style:name="N107">
      <number:hours/>
      <number:text>:</number:text>
      <number:minutes number:style="long"/>
      <number:text>:</number:text>
      <number:seconds number:style="long"/>
    </number:tim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3:26:40.454925257</meta:creation-date>
    <dc:date>2023-01-19T18:04:13.488938313</dc:date>
    <meta:editing-duration>PT23H8M57S</meta:editing-duration>
    <meta:editing-cycles>12</meta:editing-cycles>
    <meta:generator>LibreOffice/7.4.3.2$Linux_X86_64 LibreOffice_project/40$Build-2</meta:generator>
    <meta:document-statistic meta:table-count="0" meta:image-count="0" meta:object-count="0" meta:page-count="7" meta:paragraph-count="138" meta:word-count="512" meta:character-count="3861" meta:non-whitespace-character-count="3304"/>
  </office:meta>
</office:document-meta>
</file>